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drawing-page" style:name="a93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.33333in" style:font-size-asian="1.33333in" style:font-size-complex="1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1.33333in" style:font-size-asian="1.33333in" style:font-size-complex="1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918" draw:master-page-name="Master1-Layout1-title-Diapositivo-de-Título" presentation:presentation-page-layout-name="Master1-PPL1" draw:id="Slide-256">
        <draw:frame draw:id="id282" presentation:style-name="a921" draw:name="Título 1" svg:x="1.64815in" svg:y="2.62963in" svg:width="8.49402in" svg:height="1.80042in" presentation:class="title" presentation:placeholder="false">
          <draw:text-box>
            <text:p text:style-name="a920" text:class-names="" text:cond-style-name=""><text:span text:style-name="a919" text:class-names="">Smart Irrigation System</text:span></text:p>
          </draw:text-box>
          <svg:title/>
          <svg:desc/>
        </draw:frame>
        <draw:frame draw:id="id283" presentation:style-name="a927" draw:name="Subtítulo 2" svg:x="1.64815in" svg:y="4.43004in" svg:width="8.49402in" svg:height="1.19958in" presentation:class="subtitle" presentation:placeholder="false">
          <draw:text-box>
            <text:p text:style-name="a926" text:class-names="" text:cond-style-name=""><text:span text:style-name="a922" text:class-names="">HackDay</text:span><text:span text:style-name="a923" text:class-names=""><text:s text:c="1"/></text:span><text:span text:style-name="a924" text:class-names="">09/12</text:span><text:span text:style-name="a925" text:class-names=""/></text:p>
          </draw:text-box>
          <svg:title/>
          <svg:desc/>
        </draw:frame>
      </draw:page>
      <draw:page draw:name="Slide3" draw:style-name="a928" draw:master-page-name="Master1-Layout2-obj-Título-e-Objeto" presentation:presentation-page-layout-name="Master1-PPL2" draw:id="Slide-258">
        <draw:frame draw:id="id284" presentation:style-name="a932" draw:name="Título 1" svg:x="3.46062in" svg:y="0in" svg:width="5.03246in" svg:height="3.14777in" presentation:class="title" presentation:placeholder="false">
          <draw:text-box>
            <text:p text:style-name="a931" text:class-names="" text:cond-style-name=""><text:span text:style-name="a929" text:class-names="">HTML Final.1</text:span><text:span text:style-name="a930" text:class-names=""/></text:p>
          </draw:text-box>
          <svg:title/>
          <svg:desc/>
        </draw:frame>
        <draw:frame draw:id="id285" draw:style-name="a933" draw:name="Picture 5" svg:x="0.53398in" svg:y="0.72529in" svg:width="12.49515in" svg:height="6.77471in" style:rel-width="scale" style:rel-height="scale">
          <draw:image xlink:href="media/image1.jpg" xlink:type="simple" xlink:show="embed" xlink:actuate="onLoad"/>
          <svg:title/>
          <svg:desc>Text

Description automatically generated</svg:desc>
        </draw:frame>
      </draw:page>
      <draw:page draw:name="Slide5" draw:style-name="a934" draw:master-page-name="Master1-Layout2-obj-Título-e-Objeto" presentation:presentation-page-layout-name="Master1-PPL2" draw:id="Slide-260">
        <draw:frame draw:id="id286" presentation:style-name="a938" draw:name="Título 1" svg:x="0.45251in" svg:y="2.0698in" svg:width="10.90146in" svg:height="3.56269in" presentation:class="title" presentation:placeholder="false">
          <draw:text-box>
            <text:p text:style-name="a937" text:class-names="" text:cond-style-name=""><text:span text:style-name="a935" text:class-names=""><text:s text:c="1"/></text:span><text:span text:style-name="a936" text:class-names=""/></text:p>
          </draw:text-box>
          <svg:title/>
          <svg:desc/>
        </draw:frame>
        <draw:frame draw:id="id287" draw:style-name="a946" draw:name="Título 1" svg:x="3.08617in" svg:y="2.78878in" svg:width="8.1102in" svg:height="1.92243in">
          <draw:text-box>
            <text:p text:style-name="a943" text:class-names="" text:cond-style-name=""><text:span text:style-name="a939" text:class-names="">Back-end</text:span><text:span text:style-name="a940" text:class-names="">:<text:s text:c="1"/></text:span><text:span text:style-name="a941" text:class-names="">Updates</text:span><text:span text:style-name="a942" text:class-names=""/></text:p>
            <text:p text:style-name="a945" text:class-names="" text:cond-style-name=""><text:span text:style-name="a944" text:class-names=""/></text:p>
          </draw:text-box>
          <svg:title/>
          <svg:desc/>
        </draw:frame>
      </draw:page>
      <draw:page draw:name="Slide4" draw:style-name="a947" draw:master-page-name="Master1-Layout2-obj-Título-e-Objeto" presentation:presentation-page-layout-name="Master1-PPL2" draw:id="Slide-259">
        <draw:frame draw:id="id288" presentation:style-name="a951" draw:name="Título 1" svg:x="0.35542in" svg:y="2.07951in" svg:width="10.90146in" svg:height="3.56269in" presentation:class="title" presentation:placeholder="false">
          <draw:text-box>
            <text:p text:style-name="a950" text:class-names="" text:cond-style-name=""><text:span text:style-name="a948" text:class-names="">Merry Christmas</text:span><text:span text:style-name="a949" text:class-names=""/></text:p>
          </draw:text-box>
          <svg:title/>
          <svg:desc/>
        </draw:frame>
        <draw:frame draw:id="id289" draw:style-name="a955" draw:transform="translate(-0.88132in -1.5327in) rotate(-0.46396) translate(2.5315in 5.02582in)" draw:name="Título 1" svg:width="1.76265in" svg:height="3.06541in">
          <draw:text-box>
            <text:p text:style-name="a954" text:class-names="" text:cond-style-name=""><text:span text:style-name="a952" text:class-names="">:)</text:span><text:span text:style-name="a9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e Objeto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Cabeçalho da Secção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Conteúdo Duplo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ção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ó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m br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údo com Legenda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m com Legenda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ítulo e Legenda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ção com Legenda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ão de Nom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ão de Nome com Citação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iro ou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e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ítulo Vertical e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262626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262626" svg:stroke-opacity="100%" svg:stroke-linecap="round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262626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262626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262626" svg:stroke-opacity="100%" svg:stroke-linecap="round"/>
    </style:style>
    <style:style style:family="graphic" style:name="a417">
      <style:graphic-properties draw:fill="none" draw:stroke="solid" svg:stroke-width="0.01042in" svg:stroke-color="#262626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262626" svg:stroke-opacity="100%" svg:stroke-linecap="round"/>
    </style:style>
    <style:style style:family="graphic" style:name="a181">
      <style:graphic-properties draw:fill="none" draw:stroke="solid" svg:stroke-width="0.01042in" svg:stroke-color="#262626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262626" svg:stroke-opacity="100%" svg:stroke-linecap="round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262626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262626" svg:stroke-opacity="100%" svg:stroke-linecap="round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262626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262626" svg:stroke-opacity="100%" svg:stroke-linecap="round"/>
    </style:style>
    <style:style style:family="paragraph" style:name="a7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draw:fill="none" draw:stroke="solid" svg:stroke-width="0.01042in" svg:stroke-color="#262626" svg:stroke-opacity="100%" svg:stroke-linecap="round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262626" svg:stroke-opacity="100%" svg:stroke-linecap="round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262626" svg:stroke-opacity="100%" svg:stroke-linecap="round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>
      <style:graphic-properties draw:fill="none" draw:stroke="solid" svg:stroke-width="0.01042in" svg:stroke-color="#262626" svg:stroke-opacity="100%" svg:stroke-linecap="round"/>
    </style:style>
    <style:style style:family="text" style:name="a8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draw:fill="none" draw:stroke="solid" svg:stroke-width="0.01042in" svg:stroke-color="#262626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262626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262626" svg:stroke-opacity="100%" svg:stroke-linecap="round"/>
    </style:style>
    <style:style style:family="graphic" style:name="a573">
      <style:graphic-properties draw:fill="none" draw:stroke="solid" svg:stroke-width="0.01042in" svg:stroke-color="#262626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262626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1042in" svg:stroke-color="#262626" svg:stroke-opacity="100%" svg:stroke-linecap="round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262626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draw:fill="none" draw:stroke="solid" svg:stroke-width="0.01042in" svg:stroke-color="#262626" svg:stroke-opacity="100%" svg:stroke-linecap="round"/>
    </style:style>
    <style:style style:family="paragraph" style:name="a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none" draw:stroke="solid" svg:stroke-width="0.01042in" svg:stroke-color="#262626" svg:stroke-opacity="100%" svg:stroke-linecap="round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draw:fill="none" draw:stroke="solid" svg:stroke-width="0.01042in" svg:stroke-color="#262626" svg:stroke-opacity="100%" svg:stroke-linecap="round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draw:fill="none" draw:stroke="solid" svg:stroke-width="0.01042in" svg:stroke-color="#262626" svg:stroke-opacity="100%" svg:stroke-linecap="round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draw:fill="none" draw:stroke="solid" svg:stroke-width="0.01042in" svg:stroke-color="#262626" svg:stroke-opacity="100%" svg:stroke-linecap="round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draw:fill="none" draw:stroke="solid" svg:stroke-width="0.01042in" svg:stroke-color="#262626" svg:stroke-opacity="100%" svg:stroke-linecap="round"/>
    </style:style>
    <style:style style:family="graphic" style:name="a8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2">
      <style:graphic-properties draw:fill="none" draw:stroke="solid" svg:stroke-width="0.01042in" svg:stroke-color="#262626" svg:stroke-opacity="100%" svg:stroke-linecap="round"/>
    </style:style>
    <style:style style:family="graphic" style:name="a893">
      <style:graphic-properties draw:fill="none" draw:stroke="solid" svg:stroke-width="0.01042in" svg:stroke-color="#262626" svg:stroke-opacity="100%" svg:stroke-linecap="round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262626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262626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8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12/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58">
      <draw:g draw:name="Group 7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Clique para editar o estilo de título do Modelo Global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Clique para editar o estilo de subtítulo do Modelo Global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/12/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103">
      <draw:g draw:name="Group 7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Clique para editar o estilo de título do Modelo Global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 para editar os estilos do texto de Modelo Global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gundo ní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Quinto nível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09/12/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161">
      <draw:g draw:name="Group 7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Clique para editar o estilo de título do Modelo Global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o texto de Modelo Global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09/12/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206">
      <draw:g draw:name="Group 7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Clique para editar o estilo de título do Modelo Global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 para editar os estilos do texto de Modelo Global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gundo ní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Quinto ní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o texto de Modelo Global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gundo ní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Quinto ní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09/12/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281">
      <draw:g draw:name="Group 7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Clique para editar o estilo de título do Modelo Global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 para editar os estilos do texto de Modelo Global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 para editar os estilos do texto de Modelo Global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í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Quinto ní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 para editar os estilos do texto de Modelo Global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 para editar os estilos do texto de Modelo Global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gundo ní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Quinto ní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09/12/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364">
      <draw:g draw:name="Group 7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Clique para editar o estilo de título do Modelo Global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09/12/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405">
      <draw:g draw:name="Group 7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09/12/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442">
      <draw:g draw:name="Group 7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Clique para editar o estilo de título do Modelo Global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 para editar os estilos do texto de Modelo Global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gundo ní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Quinto ní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o texto de Modelo Global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09/12/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504">
      <draw:g draw:name="Group 7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Clique para editar o estilo de título do Modelo Global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 no ícone para adicionar uma imagem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 para editar os estilos do texto de Modelo Global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09/12/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ítulo-e-Legenda" style:page-layout-name="pageLayout1" draw:style-name="a553">
      <draw:g draw:name="Group 7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Clique para editar o estilo de título do Modelo Global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 para editar os estilos do texto de Modelo Global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09/12/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ção-com-Legenda" style:page-layout-name="pageLayout1" draw:style-name="a598">
      <draw:g draw:name="Group 7" draw:id="id179">
        <svg:title/>
        <svg:desc/>
        <draw:connector draw:type="line" svg:x1="10.24826in" svg:y1="0in" svg:x2="11.5816in" svg:y2="7.5in" draw:id="id188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8" draw:name="Straight Connector 20">
          <svg:title/>
          <svg:desc/>
        </draw:connector>
        <draw:custom-shape svg:x="10.04098in" svg:y="-0.00926in" svg:width="3.28888in" svg:height="7.50926in" draw:id="id190" draw:layer="Master1-bg" draw:style-name="a631" draw:name="Rectangle 2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4" draw:name="Rectangle 25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7" draw:name="Isosceles Triangle 23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0" draw:name="Rectangle 27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3" draw:name="Rectangle 28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6" draw:name="Rectangle 29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49" draw:name="Isosceles Triangle 27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2" draw:name="Isosceles Triangle 28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Clique para editar o estilo de título do Modelo Global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 para editar os estilos do texto de Modelo Global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 para editar os estilos do texto de Modelo Global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09/12/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6" draw:name="TextBox 21" svg:x="9.72552in" svg:y="3.15678in" svg:width="0.66667in" svg:height="0.63952in">
        <draw:text-box>
          <text:p text:style-name="a625" text:class-names="" text:cond-style-name=""><text:span text:style-name="a624" text:class-names="">”</text:span></text:p>
        </draw:text-box>
        <svg:title/>
        <svg:desc/>
      </draw:frame>
    </style:master-page>
    <style:master-page style:name="Master1-Layout12-cust-Cartão-de-Nome" style:page-layout-name="pageLayout1" draw:style-name="a653">
      <draw:g draw:name="Group 7" draw:id="id198">
        <svg:title/>
        <svg:desc/>
        <draw:connector draw:type="line" svg:x1="10.24826in" svg:y1="0in" svg:x2="11.5816in" svg:y2="7.5in" draw:id="id204" draw:layer="Master1-bg" draw:style-name="a67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3" draw:name="Straight Connector 20">
          <svg:title/>
          <svg:desc/>
        </draw:connector>
        <draw:custom-shape svg:x="10.04098in" svg:y="-0.00926in" svg:width="3.28888in" svg:height="7.50926in" draw:id="id206" draw:layer="Master1-bg" draw:style-name="a676" draw:name="Rectangle 23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79" draw:name="Rectangle 25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2" draw:name="Isosceles Triangle 23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5" draw:name="Rectangle 27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8" draw:name="Rectangle 28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1" draw:name="Rectangle 29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4" draw:name="Isosceles Triangle 27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7" draw:name="Isosceles Triangle 28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7" draw:name="Title 1" svg:x="0.74074in" svg:y="2.11285in" svg:width="9.40143in" svg:height="2.83843in" presentation:class="title" presentation:placeholder="false">
        <draw:text-box>
          <text:p text:style-name="a656" text:class-names="" text:cond-style-name=""><text:span text:style-name="a654" text:class-names="">Clique para editar o estilo de título do Modelo Global</text:span><text:span text:style-name="a655" text:class-names=""/></text:p>
        </draw:text-box>
        <svg:title/>
        <svg:desc/>
      </draw:frame>
      <draw:frame draw:id="id200" presentation:style-name="a661" draw:name="Text Placeholder 2" svg:x="0.74074in" svg:y="4.95128in" svg:width="9.40143in" svg:height="1.65564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que para editar os estilos do texto de Modelo Global</text:span></text:p>
            </text:list-item>
          </text:list>
        </draw:text-box>
        <svg:title/>
        <svg:desc/>
      </draw:frame>
      <draw:frame draw:id="id201" presentation:style-name="a665" draw:name="Date Placeholder 3" svg:x="7.87963in" svg:y="6.60691in" svg:width="0.99731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09/12/2020</text:date></text:span></text:p>
        </draw:text-box>
        <svg:title/>
        <svg:desc/>
      </draw:frame>
      <draw:frame draw:id="id202" presentation:style-name="a668" draw:name="Footer Placeholder 4" svg:x="0.74074in" svg:y="6.60691in" svg:width="6.88715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203" presentation:style-name="a671" draw:name="Slide Number Placeholder 5" svg:x="9.39486in" svg:y="6.60691in" svg:width="0.74731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</style:master-page>
    <style:master-page style:name="Master1-Layout13-cust-Cartão-de-Nome-com-Citação" style:page-layout-name="pageLayout1" draw:style-name="a698">
      <draw:g draw:name="Group 7" draw:id="id214">
        <svg:title/>
        <svg:desc/>
        <draw:connector draw:type="line" svg:x1="10.24826in" svg:y1="0in" svg:x2="11.5816in" svg:y2="7.5in" draw:id="id223" draw:layer="Master1-bg" draw:style-name="a727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8" draw:name="Straight Connector 20">
          <svg:title/>
          <svg:desc/>
        </draw:connector>
        <draw:custom-shape svg:x="10.04098in" svg:y="-0.00926in" svg:width="3.28888in" svg:height="7.50926in" draw:id="id225" draw:layer="Master1-bg" draw:style-name="a731" draw:name="Rectangle 23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4" draw:name="Rectangle 25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7" draw:name="Isosceles Triangle 23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0" draw:name="Rect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3" draw:name="Rect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6" draw:name="Rectangle 29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49" draw:name="Isosceles Triangle 27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2" draw:name="Isosceles Triangle 28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2" draw:name="Title 1" svg:x="1.01852in" svg:y="0.66667in" svg:width="8.85185in" svg:height="3.30556in" presentation:class="title" presentation:placeholder="false">
        <draw:text-box>
          <text:p text:style-name="a701" text:class-names="" text:cond-style-name=""><text:span text:style-name="a699" text:class-names="">Clique para editar o estilo de título do Modelo Global</text:span><text:span text:style-name="a700" text:class-names=""/></text:p>
        </draw:text-box>
        <svg:title/>
        <svg:desc/>
      </draw:frame>
      <draw:frame draw:id="id216" presentation:style-name="a706" draw:name="Text Placeholder 9" svg:x="0.74074in" svg:y="4.38889in" svg:width="9.40143in" svg:height="0.56239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que para editar os estilos do texto de Modelo Global</text:span></text:p>
            </text:list-item>
          </text:list>
        </draw:text-box>
        <svg:title/>
        <svg:desc/>
      </draw:frame>
      <draw:frame draw:id="id217" presentation:style-name="a710" draw:name="Text Placeholder 2" svg:x="0.74074in" svg:y="4.95128in" svg:width="9.40143in" svg:height="1.65564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que para editar os estilos do texto de Modelo Global</text:span></text:p>
            </text:list-item>
          </text:list>
        </draw:text-box>
        <svg:title/>
        <svg:desc/>
      </draw:frame>
      <draw:frame draw:id="id218" presentation:style-name="a714" draw:name="Date Placeholder 3" svg:x="7.87963in" svg:y="6.60691in" svg:width="0.9973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09/12/2020</text:date></text:span></text:p>
        </draw:text-box>
        <svg:title/>
        <svg:desc/>
      </draw:frame>
      <draw:frame draw:id="id219" presentation:style-name="a717" draw:name="Footer Placeholder 4" svg:x="0.74074in" svg:y="6.60691in" svg:width="6.8871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220" presentation:style-name="a720" draw:name="Slide Number Placeholder 5" svg:x="9.39486in" svg:y="6.60691in" svg:width="0.74731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draw:frame draw:id="id221" draw:style-name="a723" draw:name="TextBox 23" svg:x="0.5926in" svg:y="0.86437in" svg:width="0.66667in" svg:height="0.63952in">
        <draw:text-box>
          <text:p text:style-name="a722" text:class-names="" text:cond-style-name=""><text:span text:style-name="a721" text:class-names="">“</text:span></text:p>
        </draw:text-box>
        <svg:title/>
        <svg:desc/>
      </draw:frame>
      <draw:frame draw:id="id222" draw:style-name="a726" draw:name="TextBox 24" svg:x="9.72552in" svg:y="3.15678in" svg:width="0.66667in" svg:height="0.63952in">
        <draw:text-box>
          <text:p text:style-name="a725" text:class-names="" text:cond-style-name=""><text:span text:style-name="a724" text:class-names="">”</text:span></text:p>
        </draw:text-box>
        <svg:title/>
        <svg:desc/>
      </draw:frame>
    </style:master-page>
    <style:master-page style:name="Master1-Layout14-cust-Verdadeiro-ou-Falso" style:page-layout-name="pageLayout1" draw:style-name="a753">
      <draw:g draw:name="Group 7" draw:id="id233">
        <svg:title/>
        <svg:desc/>
        <draw:connector draw:type="line" svg:x1="10.24826in" svg:y1="0in" svg:x2="11.5816in" svg:y2="7.5in" draw:id="id240" draw:layer="Master1-bg" draw:style-name="a776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7" draw:name="Straight Connector 20">
          <svg:title/>
          <svg:desc/>
        </draw:connector>
        <draw:custom-shape svg:x="10.04098in" svg:y="-0.00926in" svg:width="3.28888in" svg:height="7.50926in" draw:id="id242" draw:layer="Master1-bg" draw:style-name="a780" draw:name="Rectangle 23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3" draw:name="Rectangle 25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6" draw:name="Isosceles Triangle 23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89" draw:name="Rectangle 27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2" draw:name="Rectangle 28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5" draw:name="Rectangle 29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8" draw:name="Isosceles Triangle 27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1" draw:name="Isosceles Triangle 28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7" draw:name="Title 1" svg:x="0.75in" svg:y="0.66667in" svg:width="9.39217in" svg:height="3.30556in" presentation:class="title" presentation:placeholder="false">
        <draw:text-box>
          <text:p text:style-name="a756" text:class-names="" text:cond-style-name=""><text:span text:style-name="a754" text:class-names="">Clique para editar o estilo de título do Modelo Global</text:span><text:span text:style-name="a755" text:class-names=""/></text:p>
        </draw:text-box>
        <svg:title/>
        <svg:desc/>
      </draw:frame>
      <draw:frame draw:id="id235" presentation:style-name="a761" draw:name="Text Placeholder 9" svg:x="0.74074in" svg:y="4.38889in" svg:width="9.40143in" svg:height="0.56239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Clique para editar os estilos do texto de Modelo Global</text:span></text:p>
            </text:list-item>
          </text:list>
        </draw:text-box>
        <svg:title/>
        <svg:desc/>
      </draw:frame>
      <draw:frame draw:id="id236" presentation:style-name="a765" draw:name="Text Placeholder 2" svg:x="0.74074in" svg:y="4.95128in" svg:width="9.40143in" svg:height="1.65564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Clique para editar os estilos do texto de Modelo Global</text:span></text:p>
            </text:list-item>
          </text:list>
        </draw:text-box>
        <svg:title/>
        <svg:desc/>
      </draw:frame>
      <draw:frame draw:id="id237" presentation:style-name="a769" draw:name="Date Placeholder 3" svg:x="7.87963in" svg:y="6.60691in" svg:width="0.99731in" svg:height="0.39931in" presentation:class="date-time" presentation:placeholder="false">
        <draw:text-box>
          <text:p text:style-name="a768" text:class-names="" text:cond-style-name=""><text:span text:style-name="a766" text:class-names=""><text:date text:fixed="false" style:data-style-name="a767">09/12/2020</text:date></text:span></text:p>
        </draw:text-box>
        <svg:title/>
        <svg:desc/>
      </draw:frame>
      <draw:frame draw:id="id238" presentation:style-name="a772" draw:name="Footer Placeholder 4" svg:x="0.74074in" svg:y="6.60691in" svg:width="6.88715in" svg:height="0.39931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239" presentation:style-name="a775" draw:name="Slide Number Placeholder 5" svg:x="9.39486in" svg:y="6.60691in" svg:width="0.74731in" svg:height="0.39931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</style:master-page>
    <style:master-page style:name="Master1-Layout15-vertTx-Título-e-Texto-Vertical" style:page-layout-name="pageLayout1" draw:style-name="a802">
      <draw:g draw:name="Group 7" draw:id="id250">
        <svg:title/>
        <svg:desc/>
        <draw:connector draw:type="line" svg:x1="10.24826in" svg:y1="0in" svg:x2="11.5816in" svg:y2="7.5in" draw:id="id256" draw:layer="Master1-bg" draw:style-name="a834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5" draw:name="Straight Connector 20">
          <svg:title/>
          <svg:desc/>
        </draw:connector>
        <draw:custom-shape svg:x="10.04098in" svg:y="-0.00926in" svg:width="3.28888in" svg:height="7.50926in" draw:id="id258" draw:layer="Master1-bg" draw:style-name="a838" draw:name="Rectangle 2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1" draw:name="Rectangle 25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4" draw:name="Isosceles Triangle 23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7" draw:name="Rectangle 27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0" draw:name="Rectangle 28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3" draw:name="Rectangle 29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6" draw:name="Isosceles Triangle 27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59" draw:name="Isosceles Triangle 2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6" draw:name="Title 1" svg:x="0.74074in" svg:y="0.66667in" svg:width="9.40143in" svg:height="1.44444in" presentation:class="title" presentation:placeholder="false">
        <draw:text-box>
          <text:p text:style-name="a805" text:class-names="" text:cond-style-name=""><text:span text:style-name="a803" text:class-names="">Clique para editar o estilo de título do Modelo Global</text:span><text:span text:style-name="a804" text:class-names=""/></text:p>
        </draw:text-box>
        <svg:title/>
        <svg:desc/>
      </draw:frame>
      <draw:frame draw:id="id252" presentation:style-name="a823" draw:name="Vertical Text Placeholder 2" svg:x="0.74074in" svg:y="2.36285in" svg:width="9.40143in" svg:height="4.24406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Clique para editar os estilos do texto de Modelo Global</text:span></text:p>
            </text:list-item>
          </text:list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10" text:class-names="">Segundo nível</text:span></text:p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p text:style-name="a814" text:class-names="" text:cond-style-name=""><text:span text:style-name="a8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p text:style-name="a817" text:class-names="" text:cond-style-name=""><text:span text:style-name="a8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19" text:class-names="">Quinto nível</text:span><text:span text:style-name="a8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7" draw:name="Date Placeholder 3" svg:x="7.87963in" svg:y="6.60691in" svg:width="0.99731in" svg:height="0.39931in" presentation:class="date-time" presentation:placeholder="false">
        <draw:text-box>
          <text:p text:style-name="a826" text:class-names="" text:cond-style-name=""><text:span text:style-name="a824" text:class-names=""><text:date text:fixed="false" style:data-style-name="a825">09/12/2020</text:date></text:span></text:p>
        </draw:text-box>
        <svg:title/>
        <svg:desc/>
      </draw:frame>
      <draw:frame draw:id="id254" presentation:style-name="a830" draw:name="Footer Placeholder 4" svg:x="0.74074in" svg:y="6.60691in" svg:width="6.8871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255" presentation:style-name="a833" draw:name="Slide Number Placeholder 5" svg:x="9.39486in" svg:y="6.60691in" svg:width="0.74731in" svg:height="0.39931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ítulo-Vertical-e-Texto" style:page-layout-name="pageLayout1" draw:style-name="a860">
      <draw:g draw:name="Group 7" draw:id="id266">
        <svg:title/>
        <svg:desc/>
        <draw:connector draw:type="line" svg:x1="10.24826in" svg:y1="0in" svg:x2="11.5816in" svg:y2="7.5in" draw:id="id272" draw:layer="Master1-bg" draw:style-name="a892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3" draw:name="Straight Connector 20">
          <svg:title/>
          <svg:desc/>
        </draw:connector>
        <draw:custom-shape svg:x="10.04098in" svg:y="-0.00926in" svg:width="3.28888in" svg:height="7.50926in" draw:id="id274" draw:layer="Master1-bg" draw:style-name="a896" draw:name="Rectangle 23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99" draw:name="Rectangle 25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2" draw:name="Isosceles Triangle 23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5" draw:name="Rectangle 27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8" draw:name="Rectangle 28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1" draw:name="Rectangle 29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4" draw:name="Isosceles Triangle 27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7" draw:name="Isosceles Triangle 28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4" draw:name="Vertical Title 1" svg:x="8.71355in" svg:y="0.66667in" svg:width="1.42688in" svg:height="5.74306in" presentation:class="title" presentation:placeholder="false">
        <draw:text-box>
          <text:p text:style-name="a863" text:class-names="" text:cond-style-name=""><text:span text:style-name="a861" text:class-names="">Clique para editar o estilo de título do Modelo Global</text:span><text:span text:style-name="a862" text:class-names=""/></text:p>
        </draw:text-box>
        <svg:title/>
        <svg:desc/>
      </draw:frame>
      <draw:frame draw:id="id268" presentation:style-name="a881" draw:name="Vertical Text Placeholder 2" svg:x="0.74074in" svg:y="0.66667in" svg:width="7.72107in" svg:height="5.74306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que para editar os estilos do texto de Modelo Global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gundo ní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Quinto ní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5" draw:name="Date Placeholder 3" svg:x="7.87963in" svg:y="6.60691in" svg:width="0.99731in" svg:height="0.39931in" presentation:class="date-time" presentation:placeholder="false">
        <draw:text-box>
          <text:p text:style-name="a884" text:class-names="" text:cond-style-name=""><text:span text:style-name="a882" text:class-names=""><text:date text:fixed="false" style:data-style-name="a883">09/12/2020</text:date></text:span></text:p>
        </draw:text-box>
        <svg:title/>
        <svg:desc/>
      </draw:frame>
      <draw:frame draw:id="id270" presentation:style-name="a888" draw:name="Footer Placeholder 4" svg:x="0.74074in" svg:y="6.60691in" svg:width="6.8871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271" presentation:style-name="a891" draw:name="Slide Number Placeholder 5" svg:x="9.39486in" svg:y="6.60691in" svg:width="0.74731in" svg:height="0.39931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mart Irrigation System</dc:title>
    <meta:initial-creator>André Filipe Rento Teodósio</meta:initial-creator>
    <dc:creator>André Filipe Rento Teodósio</dc:creator>
    <meta:creation-date>2020-11-25T20:05:55Z</meta:creation-date>
    <dc:date>2020-12-09T20:38:34Z</dc:date>
    <meta:template xlink:href="Facet" xlink:type="simple"/>
    <meta:editing-cycles>4</meta:editing-cycles>
    <meta:editing-duration>PT4362S</meta:editing-duration>
    <meta:document-statistic meta:paragraph-count="7" meta:word-count="16"/>
  </office:meta>
</office:document-meta>
</file>